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style:font-name="Times New Roman1" fo:font-size="12pt" officeooo:paragraph-rsid="0027b9c4" style:font-size-asian="12pt" style:font-size-complex="12pt"/>
    </style:style>
    <style:style style:name="P28" style:family="paragraph" style:parent-style-name="Standard">
      <style:text-properties officeooo:rsid="000f2e3b" officeooo:paragraph-rsid="00195a6c"/>
    </style:style>
    <style:style style:name="P29" style:family="paragraph" style:parent-style-name="Standard">
      <style:text-properties officeooo:rsid="0010aff7" officeooo:paragraph-rsid="00195a6c"/>
    </style:style>
    <style:style style:name="P30" style:family="paragraph" style:parent-style-name="Standard">
      <style:text-properties officeooo:paragraph-rsid="001ff620"/>
    </style:style>
    <style:style style:name="P31" style:family="paragraph" style:parent-style-name="Standard">
      <style:text-properties officeooo:paragraph-rsid="0023676f"/>
    </style:style>
    <style:style style:name="P32" style:family="paragraph" style:parent-style-name="Standard">
      <style:text-properties officeooo:paragraph-rsid="0024609b"/>
    </style:style>
    <style:style style:name="P33" style:family="paragraph" style:parent-style-name="Standard">
      <style:text-properties officeooo:paragraph-rsid="002505e7"/>
    </style:style>
    <style:style style:name="P34" style:family="paragraph" style:parent-style-name="Standard">
      <style:paragraph-properties fo:margin-top="0in" fo:margin-bottom="0.0835in" style:contextual-spacing="false" style:text-autospace="none"/>
      <style:text-properties officeooo:paragraph-rsid="0026afb1"/>
    </style:style>
    <style:style style:name="P35" style:family="paragraph" style:parent-style-name="Standard">
      <style:text-properties officeooo:paragraph-rsid="0027b9c4"/>
    </style:style>
    <style:style style:name="P36" style:family="paragraph" style:parent-style-name="Standard">
      <style:text-properties officeooo:paragraph-rsid="002911be"/>
    </style:style>
    <style:style style:name="P37" style:family="paragraph" style:parent-style-name="Standard">
      <style:text-properties fo:font-style="normal" officeooo:paragraph-rsid="0029d552" style:font-style-asian="normal" style:font-style-complex="normal"/>
    </style:style>
    <style:style style:name="P38" style:family="paragraph" style:parent-style-name="Standard">
      <style:text-properties officeooo:paragraph-rsid="0029d552"/>
    </style:style>
    <style:style style:name="P39" style:family="paragraph" style:parent-style-name="Standard">
      <style:text-properties officeooo:paragraph-rsid="002a9c20"/>
    </style:style>
    <style:style style:name="P40" style:family="paragraph" style:parent-style-name="Standard">
      <style:text-properties officeooo:paragraph-rsid="002ad1d9"/>
    </style:style>
    <style:style style:name="P41" style:family="paragraph" style:parent-style-name="Standard">
      <style:text-properties officeooo:paragraph-rsid="002b07cc"/>
    </style:style>
    <style:style style:name="P42" style:family="paragraph" style:parent-style-name="Standard">
      <style:text-properties officeooo:paragraph-rsid="002fc188"/>
    </style:style>
    <style:style style:name="P43" style:family="paragraph" style:parent-style-name="Standard">
      <style:text-properties officeooo:paragraph-rsid="00309614"/>
    </style:style>
    <style:style style:name="P44" style:family="paragraph" style:parent-style-name="Standard">
      <style:text-properties officeooo:rsid="000d035b" officeooo:paragraph-rsid="00357c8d"/>
    </style:style>
    <style:style style:name="P45" style:family="paragraph" style:parent-style-name="Standard">
      <style:text-properties officeooo:paragraph-rsid="003a3b99"/>
    </style:style>
    <style:style style:name="P46" style:family="paragraph" style:parent-style-name="Heading_20_1" style:master-page-name="First_20_Page">
      <style:paragraph-properties style:page-number="auto"/>
    </style:style>
    <style:style style:name="P47" style:family="paragraph" style:parent-style-name="Heading_20_1">
      <style:text-properties officeooo:paragraph-rsid="00195a6c"/>
    </style:style>
    <style:style style:name="P48" style:family="paragraph" style:parent-style-name="Heading_20_2">
      <style:text-properties officeooo:paragraph-rsid="001ff620"/>
    </style:style>
    <style:style style:name="P49" style:family="paragraph" style:parent-style-name="Heading_20_2">
      <style:text-properties officeooo:paragraph-rsid="00195a6c"/>
    </style:style>
    <style:style style:name="P50" style:family="paragraph" style:parent-style-name="Heading_20_3">
      <style:text-properties officeooo:paragraph-rsid="00193cee"/>
    </style:style>
    <style:style style:name="P51" style:family="paragraph" style:parent-style-name="Heading_20_3">
      <style:text-properties officeooo:paragraph-rsid="001ff620"/>
    </style:style>
    <style:style style:name="P52" style:family="paragraph" style:parent-style-name="Heading_20_3">
      <style:text-properties officeooo:rsid="0029d552" officeooo:paragraph-rsid="0029d552"/>
    </style:style>
    <style:style style:name="P53" style:family="paragraph" style:parent-style-name="Heading_20_3">
      <style:text-properties officeooo:paragraph-rsid="00195a6c"/>
    </style:style>
    <style:style style:name="P54" style:family="paragraph" style:parent-style-name="Standard" style:list-style-name="L1">
      <style:text-properties officeooo:paragraph-rsid="0027b9c4"/>
    </style:style>
    <style:style style:name="P55" style:family="paragraph" style:parent-style-name="Standard" style:list-style-name="L2">
      <style:text-properties style:font-name="Times New Roman1" fo:font-size="12pt" officeooo:paragraph-rsid="0027b9c4" style:font-size-asian="12pt" style:font-size-complex="12pt"/>
    </style:style>
    <style:style style:name="P56" style:family="paragraph" style:parent-style-name="Standard" style:list-style-name="L14">
      <style:text-properties style:font-name="Times New Roman1" fo:font-size="12pt" officeooo:paragraph-rsid="0048c3dc" style:font-size-asian="12pt" style:font-size-complex="12pt"/>
    </style:style>
    <style:style style:name="P57" style:family="paragraph" style:parent-style-name="Standard" style:list-style-name="L3">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58" style:family="paragraph" style:parent-style-name="Standard" style:list-style-name="L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59" style:family="paragraph" style:parent-style-name="Standard" style:list-style-name="L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60" style:family="paragraph" style:parent-style-name="Standard" style:list-style-name="L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61" style:family="paragraph" style:parent-style-name="Standard" style:list-style-name="L14">
      <style:text-properties style:use-window-font-color="true" loext:opacity="0%" style:font-name="Times New Roman1" fo:font-size="12pt" officeooo:paragraph-rsid="0048c3dc" style:font-name-asian="Helvetica" style:font-size-asian="12pt" style:font-name-complex="Helvetica" style:font-size-complex="12pt"/>
    </style:style>
    <style:style style:name="P62" style:family="paragraph" style:parent-style-name="Standard" style:list-style-name="L4">
      <style:text-properties officeooo:paragraph-rsid="00195a6c"/>
    </style:style>
    <style:style style:name="P63" style:family="paragraph" style:parent-style-name="Standard" style:list-style-name="L5">
      <style:text-properties officeooo:paragraph-rsid="00195a6c"/>
    </style:style>
    <style:style style:name="P64" style:family="paragraph" style:parent-style-name="Standard" style:list-style-name="L9">
      <style:text-properties officeooo:paragraph-rsid="00195a6c"/>
    </style:style>
    <style:style style:name="P65" style:family="paragraph" style:parent-style-name="Standard" style:list-style-name="L10">
      <style:text-properties officeooo:rsid="000eb553" officeooo:paragraph-rsid="00195a6c"/>
    </style:style>
    <style:style style:name="P66" style:family="paragraph" style:parent-style-name="Standard" style:list-style-name="L10">
      <style:text-properties officeooo:rsid="000f2e3b" officeooo:paragraph-rsid="00195a6c"/>
    </style:style>
    <style:style style:name="P67" style:family="paragraph" style:parent-style-name="Standard" style:list-style-name="L11">
      <style:text-properties officeooo:rsid="000f2e3b" officeooo:paragraph-rsid="00195a6c"/>
    </style:style>
    <style:style style:name="P68" style:family="paragraph" style:parent-style-name="Standard" style:list-style-name="L12">
      <style:text-properties officeooo:rsid="000f2e3b" officeooo:paragraph-rsid="00195a6c"/>
    </style:style>
    <style:style style:name="P69" style:family="paragraph" style:parent-style-name="Standard" style:list-style-name="L12">
      <style:text-properties officeooo:rsid="001229df" officeooo:paragraph-rsid="00195a6c"/>
    </style:style>
    <style:style style:name="P70" style:family="paragraph" style:parent-style-name="Standard" style:list-style-name="L13">
      <style:text-properties officeooo:paragraph-rsid="00195a6c"/>
    </style:style>
    <style:style style:name="P71" style:family="paragraph" style:parent-style-name="Standard">
      <style:text-properties officeooo:rsid="0048c3dc" officeooo:paragraph-rsid="0048c3dc"/>
    </style:style>
    <style:style style:name="P72" style:family="paragraph" style:parent-style-name="Standard" style:list-style-name="L15">
      <style:text-properties officeooo:rsid="0048c3dc" officeooo:paragraph-rsid="0048c3dc"/>
    </style:style>
    <style:style style:name="P73" style:family="paragraph" style:parent-style-name="Standard" style:list-style-name="L18">
      <style:text-properties officeooo:rsid="0048c3dc" officeooo:paragraph-rsid="0048c3dc"/>
    </style:style>
    <style:style style:name="P74" style:family="paragraph" style:parent-style-name="Standard" style:list-style-name="L14">
      <style:text-properties officeooo:paragraph-rsid="0048c3dc"/>
    </style:style>
    <style:style style:name="P75" style:family="paragraph" style:parent-style-name="Standard" style:list-style-name="L15">
      <style:text-properties officeooo:paragraph-rsid="0048c3dc"/>
    </style:style>
    <style:style style:name="P76" style:family="paragraph" style:parent-style-name="Standard" style:list-style-name="L17">
      <style:text-properties officeooo:paragraph-rsid="0048c3dc"/>
    </style:style>
    <style:style style:name="P77" style:family="paragraph" style:parent-style-name="Standard">
      <style:text-properties officeooo:rsid="004ac1fd" officeooo:paragraph-rsid="004ac1fd"/>
    </style:style>
    <style:style style:name="P78" style:family="paragraph" style:parent-style-name="Standard" style:list-style-name="L19">
      <style:text-properties officeooo:rsid="004ac1fd" officeooo:paragraph-rsid="004ac1fd"/>
    </style:style>
    <style:style style:name="P79" style:family="paragraph" style:parent-style-name="Standard" style:list-style-name="L19">
      <style:text-properties officeooo:paragraph-rsid="004ac1fd"/>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1" style:family="paragraph">
      <style:paragraph-properties style:writing-mode="lr-tb"/>
      <style:text-properties style:font-name="Times New Roman" fo:font-size="1pt" style:font-name-asian="Times New Roman" style:font-name-complex="Times New Roman"/>
    </style:style>
    <style:style style:name="P8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fo:font-style="italic" style:font-name-asian="Helvetica" style:font-style-asian="italic" style:font-name-complex="Helvetica" style:font-style-complex="italic"/>
    </style:style>
    <style:style style:name="T8" style:family="text">
      <style:text-properties style:use-window-font-color="true" loext:opacity="0%" fo:font-style="normal" style:font-name-asian="Helvetica" style:font-style-asian="normal" style:font-name-complex="Helvetica" style:font-style-complex="normal"/>
    </style:style>
    <style:style style:name="T9" style:family="text">
      <style:text-properties style:use-window-font-color="true" loext:opacity="0%" style:font-name="Times New Roman1" fo:font-size="12pt" style:font-name-asian="Helvetica" style:font-size-asian="12pt" style:font-name-complex="Helvetica" style:font-size-complex="12pt"/>
    </style:style>
    <style:style style:name="T10"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1"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5" style:family="text">
      <style:text-properties officeooo:rsid="000eb553"/>
    </style:style>
    <style:style style:name="T16" style:family="text">
      <style:text-properties officeooo:rsid="000f2e3b"/>
    </style:style>
    <style:style style:name="T17" style:family="text">
      <style:text-properties officeooo:rsid="0013ba84"/>
    </style:style>
    <style:style style:name="T18" style:family="text">
      <style:text-properties officeooo:rsid="0010aff7"/>
    </style:style>
    <style:style style:name="T19" style:family="text">
      <style:text-properties officeooo:rsid="001229df"/>
    </style:style>
    <style:style style:name="T20" style:family="text">
      <style:text-properties fo:color="#0013a9" loext:opacity="100%" style:font-name="Times New Roman1" fo:font-size="12pt" style:font-name-asian="Helvetica" style:font-size-asian="12pt" style:font-name-complex="Helvetica" style:font-size-complex="12pt"/>
    </style:style>
    <style:style style:name="T21" style:family="text">
      <style:text-properties style:font-name="Times New Roman1" fo:font-size="12pt" style:font-size-asian="12pt" style:font-size-complex="12pt"/>
    </style:style>
    <style:style style:name="T22" style:family="text">
      <style:text-properties fo:font-weight="bold" style:font-weight-asian="bold" style:font-weight-complex="bold"/>
    </style:style>
    <style:style style:name="T23" style:family="text">
      <style:text-properties fo:color="#274fad" loext:opacity="100%" style:font-name="Times New Roman1" fo:font-size="12pt" style:font-name-asian="Helvetica" style:font-size-asian="12pt" style:font-name-complex="Helvetica" style:font-size-complex="12pt"/>
    </style:style>
    <style:style style:name="T24" style:family="text">
      <style:text-properties style:text-position="super 58%"/>
    </style:style>
    <style:style style:name="T25" style:family="text">
      <style:text-properties officeooo:rsid="001d77ae"/>
    </style:style>
    <style:style style:name="T26" style:family="text">
      <style:text-properties officeooo:rsid="0009d4d1"/>
    </style:style>
    <style:style style:name="T27" style:family="text">
      <style:text-properties officeooo:rsid="00195689"/>
    </style:style>
    <style:style style:name="T28" style:family="text">
      <style:text-properties officeooo:rsid="001a7034"/>
    </style:style>
    <style:style style:name="T29" style:family="text">
      <style:text-properties officeooo:rsid="0008f6d9"/>
    </style:style>
    <style:style style:name="T30" style:family="text">
      <style:text-properties officeooo:rsid="0047359b"/>
    </style:style>
    <style:style style:name="T31" style:family="text">
      <style:text-properties officeooo:rsid="0048c3dc"/>
    </style:style>
    <style:style style:name="T32" style:family="text">
      <style:text-properties officeooo:rsid="004ac1fd"/>
    </style:style>
    <style:style style:name="T3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start text:name="__RefHeading___Toc4287_1879797729"/>Introduction<text:bookmark-end text:name="__RefHeading___Toc4287_1879797729"/></text:h>
      <text:p text:style-name="P22">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50"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50"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50"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50" text:outline-level="3">Third-Party Communications</text:h>
      <text:p text:style-name="P21">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text:soft-page-break/>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71">Additional commentary:</text:p>
      <text:list xml:id="list1198538647" text:style-name="L15">
        <text:list-item>
          <text:p text:style-name="P75">Train Node:</text:p>
          <text:list>
            <text:list-item>
              <text:p text:style-name="P75">The Node ID <text:span text:style-name="T31">of the Train Node </text:span>is the fully-unique identifier for that Train <text:span text:style-name="T31">on the OpenLCB bus</text:span>.</text:p>
            </text:list-item>
            <text:list-item>
              <text:p text:style-name="P72">The simplest form of a Train Node is when a model has a decoder built into it which directly connects to the OpenLCB bus, presumably using wireless communication.</text:p>
            </text:list-item>
            <text:list-item>
              <text:p text:style-name="P72">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2">Virtual Train Node</text:span>. This is a form of a Gateway, bridging OpenLCB to a legacy protocol. From the perspective of the legacy protocol, this piece of hardware is often referred to as <text:span text:style-name="T22">Command Station</text:span>.</text:p>
            </text:list-item>
          </text:list>
        </text:list-item>
        <text:list-item>
          <text:p text:style-name="P72">Throttle Node:</text:p>
          <text:list>
            <text:list-item>
              <text:p text:style-name="P75">For the purposes of discussion, we draw a distinction between three kinds of throttles that a user might encounter:<office:annotation loext:resolved="false"><dc:creator>Bob Jacobsen</dc:creator><dc:date>2022-09-01T17:41:29.422221233</dc:date><meta:creator-initials>BJ</meta:creator-initials><text:p text:style-name="P80"><text:span text:style-name="T33">This should probably be moved to the TN, and “controller” should be defined here in its place.</text:span></text:p></office:annotation></text:p>
              <text:list>
                <text:list-item>
                  <text:p text:style-name="P75">“Legacy Throttles” refers to throttles designed for use with extant DCC systems, e.g. a Digitrax DT402 or Lenz LH100.</text:p>
                </text:list-item>
                <text:list-item>
                  <text:p text:style-name="P75">“Full-Featured Throttles” refers to full-featured native OpenLCB throttles with multi-line color screens and effectively unlimited processing power, e.g. a software throttle implemented on an iPad.</text:p>
                </text:list-item>
                <text:list-item>
                  <text:p text:style-name="P75">“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72">A single Throttle may control multiple trains simultaneously and independently, for example when it has appropriate operator interface (e.g. multiple knobs, or multiple windows open on a computer screen).</text:p>
            </text:list-item>
            <text:list-item>
              <text:p text:style-name="P72">A single Throttle Node may also be a Gateway from a legacy Throttle bus, translating commands originating from multiple physical Throttles to OpenLCB, each of which may be in control of different Trains on the OpenLCB bus.</text:p>
            </text:list-item>
          </text:list>
        </text:list-item>
      </text:list>
      <text:p text:style-name="P71">Additional glossary and explanations:</text:p>
      <text:list text:style-name="L14">
        <text:list-item>
          <text:p text:style-name="P74">“DCC” refers to NMRA DCC; “Legacy” refers to all pre-existing protocols including DCC, TMCC, Marklin, DCS, etc.</text:p>
        </text:list-item>
        <text:list-item>
          <text:p text:style-name="P74"><text:soft-page-break/>“Trains”: For our purposes, Train is anything which can be independently controlled, <text:span text:style-name="T31">typically using speed, direction and function commands</text:span>. In addition to a model of a prototype train from locomotive to caboose, it might be just single <text:span text:style-name="T31">locomotive, a </text:span>caboose, a set of lit &amp; controlled passenger cars, a diesel MU lash up, <text:span text:style-name="T31">an operating crane </text:span>or <text:span text:style-name="T31">even a stationary object on the layout under control of the operator where the desired operator experience resembles how trains are controlled.</text:span></text:p>
        </text:list-item>
        <text:list-item>
          <text:p text:style-name="P5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false"><dc:creator>Bob Jacobsen</dc:creator><dc:date>2022-09-01T17:42:24.482153541</dc:date><meta:creator-initials>BJ</meta:creator-initials><text:p text:style-name="P80"><text:span text:style-name="T33">Should probably go to TN</text:span></text:p></office:annotation></text:span></text:p>
        </text:list-item>
        <text:list-item>
          <text:p text:style-name="P61">“Consisting”: The running of multiple <text:span text:style-name="T31">Trains</text:span> together, e.g. three coupled engines, each with their own NodeID or DCC address, as a single locomotive. DCC systems provide this now in various ways and with various names.</text:p>
        </text:list-item>
        <text:list-item>
          <text:p text:style-name="P6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p text:style-name="P36">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80"><text:span text:style-name="T33">This doesn’t seem to be used anywhere. <text:s/>But might come back in if there’s a discussion of the legacy node number pattern. If so, move it there.</text:span></text:p></office:annotation></text:p>
      <text:h text:style-name="P51" text:outline-level="3">Defined Event IDs</text:h>
      <text:h text:style-name="Heading_20_3" text:outline-level="3">Traction Control Command Message</text:h>
      <text:p text:style-name="P37">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80"><text:span text:style-name="T33">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8">Dedicated OpenLCB messages are defined for traction control, instead of using datagrams, so that they have higher priority. Given the small size of these messages, they also use less bandwidth than datagrams. </text:p>
      <text:p text:style-name="P38">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ext:soft-page-break/>Traction Control Reply Message</text:h>
      <text:p text:style-name="P38">Higher priority to ensure can be sent immediately over Traction Control Command messages. Coding and structure similar.</text:p>
      <text:p text:style-name="P42">The Query Function Reply is in the format of the Set Function message, with a different MTI and the query bit set.</text:p>
      <text:p text:style-name="P38">On CAN, the Query Speed/Direction reply does not fit in a single frame, so it's sent as two frames with start and end marked in the 1<text:span text:style-name="T24">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25">is a bit set</text:span>. <text:span text:style-name="T25">Bit zero shall be set if and only if an Emergency Stop command was received after the last Set Speed/Direction command. </text:span>For example, from node with alias 123 to node with alias 456, all speeds equal to 0x4420 would be sent as the two frames:</text:p>
      <text:p text:style-name="P38"><text:tab/>195E8123 14 56 10 44 20 00 44 20 </text:p>
      <text:p text:style-name="P38"><text:tab/>195E8123 24 56 44 20</text:p>
      <text:p text:style-name="P38">which together are the single message</text:p>
      <text:p text:style-name="P38"><text:tab/>MTI=05E8 10 44 20 00 44 20 44 20</text:p>
      <text:h text:style-name="P51" text:outline-level="3" text:is-list-header="true"><text:s/></text:h>
      <text:h text:style-name="Heading_20_2" text:outline-level="2"><text:bookmark-start text:name="__RefHeading___Toc4303_1879797729"/>States<text:bookmark-end text:name="__RefHeading___Toc4303_1879797729"/></text:h>
      <text:p text:style-name="P71">Speed states:</text:p>
      <text:list text:style-name="L18">
        <text:list-item>
          <text:p text:style-name="P73">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17">
        <text:list-item>
          <text:p text:style-name="P76"><text:span text:style-name="T31">Commanded Speed: <text:s/>This may lag behind the set speed intentionally due to momentum settings, etc. The Commanded Speed can not be directly set via OpenLCB; only indirectly influenced using the Set Speed and Emergency Stop commands.</text:span></text:p>
        </text:list-item>
      </text:list>
      <text:p text:style-name="P71">The three state machines related to emergency stop need to be tracked separately by the Train Node. They act independently of each other. The Query Speed Reply flag related to E-Stop reports only the “Emergency Stop” state.</text:p>
      <text:p text:style-name="P77">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77">Listener states:</text:p>
      <text:list xml:id="list2806328881" text:style-name="L19">
        <text:list-item>
          <text:p text:style-name="P79"><text:span text:style-name="T32">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span></text:p>
        </text:list-item>
        <text:list-item>
          <text:p text:style-name="P78"><text:soft-page-break/>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48" text:outline-level="2"><text:bookmark-start text:name="__RefHeading___Toc4305_18797977291"/>Interactions<text:bookmark-end text:name="__RefHeading___Toc4305_18797977291"/></text:h>
      <text:p text:style-name="P30"/>
      <text:h text:style-name="P52" text:outline-level="3">Train Assignment</text:h>
      <text:p text:style-name="P38">A node m<text:span text:style-name="T26">a</text:span>y Query the active <office:annotation loext:resolved="false"><dc:creator>Bob Jacobsen</dc:creator><dc:date>2022-09-01T17:19:36.105541326</dc:date><meta:creator-initials>BJ</meta:creator-initials><text:p text:style-name="P80"><text:span text:style-name="T33">Active controller node?</text:span></text:p></office:annotation>node from a train node. It would be better to return an error code but that would require a multi-frame message which is possible but undesirable.</text:p>
      <text:p text:style-name="P41">Traction Management locks/releases the train node such that interactions that require multiple messages between 2 or more nodes are guaranteed to be completed before another node can set (modify) the configuration on the train node. <text:s/>These messages are not needed for normal traction operations such as speed and function set/query. <text:s/>If the node attempting to set attributes of the train is not the active node the train node will ignore the request and as such locking/releasing is not required.</text:p>
      <text:h text:style-name="Heading_20_3" text:outline-level="3">Emergency Stop</text:h>
      <text:h text:style-name="Heading_20_3" text:outline-level="3">Function Operation</text:h>
      <text:h text:style-name="Heading_20_3" text:outline-level="3">Train Configuration</text:h>
      <text:h text:style-name="Heading_20_3" text:outline-level="3">Train Identification</text:h>
      <text:p text:style-name="P35">OpenLCB Train nodes use:</text:p>
      <text:list text:style-name="L1">
        <text:list-item>
          <text:p text:style-name="P54">The Event Transport protocol to locate Train nodes</text:p>
        </text:list-item>
        <text:list-item>
          <text:p text:style-name="P54">PIP for enquiry about the support</text:p>
        </text:list-item>
        <text:list-item>
          <text:p text:style-name="P54">SNII and/or Memory configuration, CDI &amp; ACDI <text:s/>for identification of a specific train node.</text:p>
        </text:list-item>
      </text:list>
      <text:p text:style-name="P27">Trains are OpenLCB nodes just like any other. As such, they can take part in protocols such as Node Verification and Simple Node Information which allows other nodes to learn about them.</text:p>
      <text:p text:style-name="P27">Train Acquisition Protocol<office:annotation loext:resolved="false"><dc:creator>Bob Jacobsen</dc:creator><dc:date>2022-09-02T07:06:49.214070681</dc:date><meta:creator-initials>BJ</meta:creator-initials><text:p text:style-name="P80"><text:span text:style-name="T33">(Multiple places) <text:s/>This “Train Acquisition Protocol” phrase seems to have different meantings in different places. <text:s/>Sometimes its about identification (including search) and sometimes it’s about the reserve/assign protocol. <text:s/>Can we find better names for the two parts?</text:span></text:p><text:p text:style-name="P80"><text:span text:style-name="T33"/></text:p></office:annotation> is necessary because the train operator doesn't want to pick up a throttle and enter “06.011.00.02.1F.2D” (a node ID), or even “110 Long” (a DCC address), but rather just pick the desired locomotive from a list of those available<office:annotation loext:resolved="false"><dc:creator>Bob Jacobsen</dc:creator><dc:date>2022-09-01T17:20:47.149877572</dc:date><meta:creator-initials>BJ</meta:creator-initials><text:p text:style-name="P80"><text:span text:style-name="T33">This seems to be a non-sequitor that really refers to the separate search protocol.</text:span></text:p></office:annotation>. (A throttle should still allow the operator to directly enter the address, when that's what the operator wants to do.)</text:p>
      <text:p text:style-name="P27">The train acquisition process simplifies locating desired train nodes so that small hand-held throttle nodes can efficiently take part. It does this using several approaches, which can be used as needed by throttles:</text:p>
      <text:list text:style-name="L2">
        <text:list-item>
          <text:p text:style-name="P55">Events are used to announce the existence and status of Train nodes</text:p>
        </text:list-item>
        <text:list-item>
          <text:p text:style-name="P55">Train nodes will generally implement the Simple Node Information protocol so that throttles can get basic, user-readable identification from them</text:p>
        </text:list-item>
        <text:list-item>
          <text:p text:style-name="P55">A search protocol is (being) defined to make it possible to locate individual Train nodes without having to read information from all of them</text:p>
        </text:list-item>
      </text:list>
      <text:h text:style-name="Heading_20_3" text:outline-level="3"><text:soft-page-break/>Basic Throttle and Train Connection</text:h>
      <text:h text:style-name="Heading_20_3" text:outline-level="3">Conflicting Throttles</text:h>
      <text:h text:style-name="Heading_20_3" text:outline-level="3">Throttle to Throttle Successful Hand-over (steal)</text:h>
      <text:h text:style-name="Heading_20_3" text:outline-level="3">Listeners</text:h>
      <text:p text:style-name="P41"><text:span text:style-name="T29">Listener</text:span> Configuration allows a<text:span text:style-name="T29">dding listeners to a</text:span> train node, <text:span text:style-name="T29">where the train node shall forward the state-changing requests</text:span> to. <text:span text:style-name="T29">Listeners always get speed change commands forwarded (direct or with reversed direction), and optionally Function 0 or all function commands as well. </text:span></text:p>
      <text:p text:style-name="P44">A train 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9"><text:span text:style-name="T27">Train nodes may employ a heartbeat mechanism to ensure that the assigned </text:span><text:span text:style-name="T28">Controller (</text:span><text:span text:style-name="T12">typically a</text:span><text:span text:style-name="T28"> </text:span><text:span text:style-name="T27">throttle</text:span><text:span text:style-name="T28">)</text:span><text:span text:style-name="T27"> is alive and in control of the train</text:span><text:span text:style-name="T13">. </text:span><text:span text:style-name="T11">This is a safety feature that protects valuable equipment from technical failures causing a runaway train rolling uncontrollably.</text:span></text:p>
      <text:p text:style-name="P40"><text:span text:style-name="T11">T</text:span><text:span text:style-name="T12">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4">o</text:span><text:span text:style-name="T12">m the Controller node within the time period of the heartbeats.</text:span></text:p>
      <text:p text:style-name="P13"><text:bookmark-start text:name="__DdeLink__5528_3872312465"/><text:span text:style-name="T2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rain node or the configuration of the user.</text:p>
      <text:list text:style-name="L3">
        <text:list-item>
          <text:p text:style-name="P57">The time period of heartbeats: the maximum idle period after which a heartbeat is sent.</text:p>
        </text:list-item>
        <text:list-item>
          <text:p text:style-name="P57">The deadline: after a heartbeat is sent, how much time does the Controller have to reply.</text:p>
        </text:list-item>
      </text:list>
      <text:p text:style-name="P14">The suggested default values are 10 seconds for period and 3 seconds for deadline. <text:span text:style-name="T25">It is recommended for manufacturers to make the period configurable by the user.</text:span><text:bookmark text:name="__DdeLink__5528_38723124651"/><text:bookmark-end text:name="__DdeLink__2811_304900436"/></text:p>
      <text:p text:style-name="Standard"/>
      <text:h text:style-name="Heading_20_2" text:outline-level="2"><text:s/>Memory Spaces</text:h>
      <text:h text:style-name="Heading_20_3" text:outline-level="3">Configuration Information</text:h>
      <text:h text:style-name="Heading_20_3" text:outline-level="3">CDI</text:h>
      <text:h text:style-name="Heading_20_3" text:outline-level="3">Function Information 0xF9</text:h>
      <text:p text:style-name="P32">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P32"><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P33">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P31">What else ne<text:span text:style-name="T21">eds to be conveyed? "Make this prominent on the throttle"? "Have this there, just a little less prominent"? "Seriously, nobody cares about this option, bury it"?</text:span></text:p>
      <text:p text:style-name="P31"><text:span text:style-name="T9">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0">Survey of existing function names</text:span></text:a><text:span text:style-name="T9">).</text:span></text:p>
      <text:h text:style-name="P47" text:outline-level="1">Background Information</text:h>
      <text:h text:style-name="P49" text:outline-level="2">Speed Control</text:h>
      <text:p text:style-name="P2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80"><text:span text:style-name="T33">“</text:span><text:span text:style-name="T33">As an example, the 16-bit quantity 0x5640 represents 100 scale-m/s</text:span></text:p></office:annotatio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text:soft-page-break/>conversion issues. By standardizing on metric units, we simplify future attempts to simulate and control train physics.</text:p>
      <text:p text:style-name="P26"><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8"><office:annotation loext:resolved="false"><dc:creator>Bob Jacobsen</dc:creator><dc:date>2022-09-01T17:08:49.362755477</dc:date><meta:creator-initials>BJ</meta:creator-initials><text:p text:style-name="P80"><text:span text:style-name="T33">For legacy, this estimation also has to be done on the throttle so that both are working with the same top speed. <text:s/>Maybe a recommendation?</text:span></text:p></office:annotation></text:span><text:span text:style-name="T8"> Thus, the command station could reasonably estimate that 30mph translates to speed step 8.</text:span></text:p>
      <text:p text:style-name="P1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80"><text:span text:style-name="T33">“</text:span><text:span text:style-name="T33">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49"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text:soft-page-break/>Additionally, each FX can take a 16-bit value. Current technology<office:annotation loext:resolved="false"><dc:creator>Bob Jacobsen</dc:creator><dc:date>2022-09-01T17:11:27.687613423</dc:date><meta:creator-initials>BJ</meta:creator-initials><text:p text:style-name="P80"><text:span text:style-name="T33">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4">
        <text:list-item>
          <text:p text:style-name="P62">Memory layout of the function values, allowing for multiple data types from binary (one and off for lights) through integer values (for e.g. sound intensities) and strings (sign displays?).</text:p>
        </text:list-item>
        <text:list-item>
          <text:p text:style-name="P62">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80"><text:span text:style-name="T33">How? Is that required (hence in Standard)?</text:span></text:p></office:annotation></text:p>
        </text:list-item>
      </text:list>
      <text:p text:style-name="P24">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53" text:outline-level="3">Outputs vs Functions</text:h>
      <text:p text:style-name="P2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53"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text:soft-page-break/>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RP-9.2.1 defines the following:</text:p>
      <text:list text:style-name="L5">
        <text:list-item>
          <text:p text:style-name="P63">Function Group One: 5 (F0-F4)</text:p>
        </text:list-item>
        <text:list-item>
          <text:p text:style-name="P63">Function Group Two: 8 (F5-F12)</text:p>
        </text:list-item>
        <text:list-item>
          <text:p text:style-name="P63">Binary State Control: 32767 (15bits) (note: different address space!)<office:annotation loext:resolved="false"><dc:creator>Bob Jacobsen</dc:creator><dc:date>2022-09-01T17:13:42.741307203</dc:date><meta:creator-initials>BJ</meta:creator-initials><text:p text:style-name="P80"><text:span text:style-name="T33">Discuss the short address space option</text:span></text:p></office:annotation></text:p>
        </text:list-item>
        <text:list-item>
          <text:p text:style-name="P63">Feature Expansion Command 11110: 8 (F13-F20)</text:p>
        </text:list-item>
        <text:list-item>
          <text:p text:style-name="P63">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49"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80"><text:span text:style-name="T33">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80"><text:span text:style-name="T33">Label this future work?</text:span></text:p></office:annotation></text:p>
      <text:list text:style-name="L6">
        <text:list-item>
          <text:p text:style-name="P58">Extend them with a third block, only present when the node implements the train protocol (as seen in PIP). To allow later introduction of more types, this block would have some versioning/type information, but that's straightforward.</text:p>
        </text:list-item>
        <text:list-item>
          <text:p text:style-name="P58">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80"><text:span text:style-name="T33">Not how SNIP versioning works, this needs an update..</text:span></text:p></office:annotation></text:p>
        </text:list-item>
      </text:list>
      <text:p text:style-name="P34"><text:soft-page-break/><text:span text:style-name="T9">Suitable content for a (first version of) this might be (from [ </text:span><text:a xlink:type="simple" xlink:href="http://jmri.org/JavaDoc/doc/jmri/jmrit/roster/RosterEntry.html" text:style-name="Internet_20_link" text:visited-style-name="Visited_20_Internet_20_Link"><text:span text:style-name="T23">http://jmri.org/JavaDoc/doc/jmri/jmrit/roster/RosterEntry.html</text:span></text:a><text:span text:style-name="T9"> JMRI roster], see also similar concepts in [rocrail.net RocRail]):</text:span></text:p>
      <text:list text:style-name="L7">
        <text:list-item>
          <text:p text:style-name="P59">Road Name</text:p>
        </text:list-item>
        <text:list-item>
          <text:p text:style-name="P59">Road Number</text:p>
        </text:list-item>
      </text:list>
      <text:p text:style-name="P12">(Manufacturer, model, owner description, comments, etc are already present in ACDI/SNI)</text:p>
      <text:p text:style-name="P12">For DCC locomotives, more terms might be desired:</text:p>
      <text:list text:style-name="L8">
        <text:list-item>
          <text:p text:style-name="P60">DCC Address</text:p>
        </text:list-item>
        <text:list-item>
          <text:p text:style-name="P60">Decoder Type (Manufacturer, model)</text:p>
          <text:p text:style-name="P60"/>
        </text:list-item>
      </text:list>
      <text:p text:style-name="P2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80"><text:span text:style-name="T33">Was this actually done?</text:span></text:p></office:annotation></text:p>
      <text:h text:style-name="Heading_20_3" text:outline-level="3">Legacy DCC Configuration and C<text:span text:style-name="T30">V</text:span>s</text:h>
      <text:p text:style-name="P24"/>
      <text:p text:style-name="P24">[Moved here from the old Wiki Page]</text:p>
      <text:p text:style-name="P45">OpenLCB has a protocol for handling configuration of nodes. It should work fine for native OpenLCB rolling stock.</text:p>
      <text:p text:style-name="P45">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80"><text:span text:style-name="T33">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text:soft-page-break/>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49" text:outline-level="2">How to find human-readable loco information</text:h>
      <text:p text:style-name="P43"><text:span text:style-name="T9">A search protocol </text:span><office:annotation office:name="__Annotation__4202_304900436" loext:resolved="false"><dc:creator>Bob Jacobsen</dc:creator><dc:date>2022-09-01T17:23:59.020552054</dc:date><meta:creator-initials>BJ</meta:creator-initials><text:p text:style-name="P80"><text:span text:style-name="T33">Has been</text:span></text:p></office:annotation><text:span text:style-name="T9">may eventually</text:span><office:annotation-end office:name="__Annotation__4202_304900436"/><text:span text:style-name="T9">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3">here</text:span></text:a><text:span text:style-name="T9"> in pdf format and </text:span><text:a xlink:type="simple" xlink:href="http://www.mustangpeak.net/SearchProtocol.otd" text:style-name="Internet_20_link" text:visited-style-name="Visited_20_Internet_20_Link"><text:span text:style-name="T23">here</text:span></text:a><text:span text:style-name="T9"> in OpenOffice Writ</text:span><text:span text:style-name="T10">er</text:span></text:p>
      <text:p text:style-name="P43">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80"><text:span text:style-name="T33">This sentence no verb.</text:span></text:p></office:annotation></text:p>
      <text:p text:style-name="P24">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text:soft-page-break/>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49" text:outline-level="2">Consisting <text:span text:style-name="T15">and Listeners</text:span></text:h>
      <text:p text:style-name="P24">Consisting is a process familiar to model railroaders, who use it for many purposes:</text:p>
      <text:list text:style-name="L9">
        <text:list-item>
          <text:p text:style-name="P64">Run multiple diesel engines together as a model MU</text:p>
        </text:list-item>
        <text:list-item>
          <text:p text:style-name="P64">Run helper locomotives together due to a shortage of (real) engineers</text:p>
        </text:list-item>
        <text:list-item>
          <text:p text:style-name="P64">Connect multiple pieces of rolling stock (passenger cars, cabooses) together to make it easier to control sound and lighting effects</text:p>
        </text:list-item>
        <text:list-item>
          <text:p text:style-name="P64">Connect sound decoders with motion-control decoders so they work well together</text:p>
        </text:list-item>
      </text:list>
      <text:p text:style-name="P24">OpenLCB handles consisting <text:span text:style-name="T15">by introducing the “Listener” concept to all train nodes. A listener is attached to a given train node in order to receive a copy of all state changing requests that arrive at the given train node. This serves multiple purposes:</text:span></text:p>
      <text:list text:style-name="L10">
        <text:list-item>
          <text:p text:style-name="P65">Consist follower engines can be attached directly to the consist lead train node and receive all speed set commands, which will cause the consist to move together.</text:p>
        </text:list-item>
        <text:list-item>
          <text:p text:style-name="P65"><text:soft-page-break/>Throttles that lose<office:annotation loext:resolved="false"><dc:creator>Bob Jacobsen</dc:creator><dc:date>2022-09-01T17:30:02.133869153</dc:date><meta:creator-initials>BJ</meta:creator-initials><text:p text:style-name="P80"><text:span text:style-name="T33">Can a throttle actually “lose” control, as opposed to “surrendering” it?</text:span></text:p></office:annotation> the control of a locomotive (through stealing <text:span text:style-name="T16">or hand-over</text:span>) can register themselves as listener on the locomotive, and update the UI as the other engineer is driving the train.</text:p>
        </text:list-item>
        <text:list-item>
          <text:p text:style-name="P66">It becomes possible to add a display to the train node that displays a train's status and keeps it up to date without polling for updates and unnecessarily consuming bus bandwidth.</text:p>
        </text:list-item>
      </text:list>
      <text:p text:style-name="P28">Consisting can be applied by two methods:</text:p>
      <text:list text:style-name="L11">
        <text:list-item>
          <text:p text:style-name="P67">If the lead engine supports listeners<office:annotation loext:resolved="false"><dc:creator>Bob Jacobsen</dc:creator><dc:date>2022-09-01T17:30:46.117756838</dc:date><meta:creator-initials>BJ</meta:creator-initials><text:p text:style-name="P80"><text:span text:style-name="T33">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67">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8">The listener configuration allows selecting some common use-cases for the consist:</text:p>
      <text:list text:style-name="L12">
        <text:list-item>
          <text:p text:style-name="P68">Forward speed only.</text:p>
        </text:list-item>
        <text:list-item>
          <text:p text:style-name="P68">Forward speed but invert direction (when the following locomotive is backwards-facing in the consist).</text:p>
        </text:list-item>
        <text:list-item>
          <text:p text:style-name="P68">Forward function zero (usually light). Turning this on for the lead and the tail engine in the consist, but off for all middle members of the consist will cause the consist to behave prototypically with headlights.</text:p>
        </text:list-item>
        <text:list-item>
          <text:p text:style-name="P68">Forward all functions. Useful for the throttle listener use-case or in case the two locomotives are equipped with identical decoders and features.</text:p>
        </text:list-item>
        <text:list-item>
          <text:p text:style-name="P69">More advanced configuration (e.g. function remapping, arbitrary function filter) may be applied by using the regular configuration user interface of the consist lead node (e.g. CDI). <text:span text:style-name="T17">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8">The consist's listener relation may<office:annotation loext:resolved="false"><dc:creator>Bob Jacobsen</dc:creator><dc:date>2022-09-01T17:32:19.473867142</dc:date><meta:creator-initials>BJ</meta:creator-initials><text:p text:style-name="P80"><text:span text:style-name="T33">“</text:span><text:span text:style-name="T33">may” here means doesn’t have to be. <text:s/>Does the asymmetric case need discussion of pros and cons too?</text:span></text:p></office:annotation> be established in a symmetric manner, <text:span text:style-name="T18">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19">Of course this feature will only work </text:span><office:annotation office:name="__Annotation__4421_304900436" loext:resolved="false"><dc:creator>Bob Jacobsen</dc:creator><dc:date>2022-09-01T17:33:10.245091672</dc:date><meta:creator-initials>BJ</meta:creator-initials><text:p text:style-name="P80"><text:span text:style-name="T33">See above, there’s no “if” here.</text:span></text:p></office:annotation><text:span text:style-name="T19">if</text:span><office:annotation-end office:name="__Annotation__4421_304900436"/><text:span text:style-name="T19"> the tail locomotive supports listeners, otherwise it is impossible to establish a symmetric listener relation.</text:span></text:p>
      <text:p text:style-name="P29"><text:soft-page-break/>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80"><text:span text:style-name="T33">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17">relationship</text:span> has been initialized, it will handle the individual parts of the Traction Protocol series:</text:p>
      <text:list text:style-name="L13">
        <text:list-item>
          <text:p text:style-name="P70">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70">Function Control - Although the setup process may be able to map or reassign functions in the consist-member nodes, in the end this protocol is just a pass-through of the function instructions and memory access protocol operations.</text:p>
        </text:list-item>
        <text:list-item>
          <text:p text:style-name="P70">Train Configuration - except for very limited configuration of the consist itself, the consist does not take part in any configuration operations. Those are done by talking directly to the nodes that control the individual pieces of the consist. (CDI for <text:span text:style-name="T17">a specialized</text:span> consist node is going to require careful definition)</text:p>
        </text:list-item>
        <text:list-item>
          <text:p text:style-name="P70">Train Acquisition Protocol - the consist, <text:span text:style-name="T17">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17">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6</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4</meta:editing-cycles>
    <meta:editing-duration>P4DT11H13M54S</meta:editing-duration>
    <meta:generator>LibreOffice/7.4.1.1$Linux_X86_64 LibreOffice_project/40$Build-1</meta:generator>
    <dc:date>2022-10-23T12:32:46.122141788</dc:date>
    <dc:creator>Balazs Racz</dc:creator>
    <meta:document-statistic meta:table-count="1" meta:image-count="1" meta:object-count="0" meta:page-count="16" meta:paragraph-count="238" meta:word-count="6990" meta:character-count="42848" meta:non-whitespace-character-count="36051"/>
    <meta:user-defined meta:name="Info 4"/>
    <meta:user-defined meta:name="OLCBdate">Oct 16, 2022</meta:user-defined>
    <meta:user-defined meta:name="OLCBstatus">Preliminary</meta:user-defined>
    <meta:user-defined meta:name="OLCByear">2022</meta:user-defined>
  </office:meta>
</office:document-meta>
</file>